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773cm"/>
    </style:style>
    <style:style style:name="Table1.B" style:family="table-column">
      <style:table-column-properties style:column-width="13.22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5b1d3" officeooo:paragraph-rsid="0015b1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a xlink:type="simple" xlink:href="http://www.w3schools.com/jsref/jsref_charat.asp" text:style-name="Internet_20_link" text:visited-style-name="Visited_20_Internet_20_Link">charAt()</text:a></text:p>
          </table:table-cell>
          <table:table-cell table:style-name="Table1.A1" office:value-type="string">
            <text:p text:style-name="Table_20_Contents">Returns the character at the specified index (position)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jsref/jsref_charcodeat.asp" text:style-name="Internet_20_link" text:visited-style-name="Visited_20_Internet_20_Link">charCodeAt()</text:a></text:p>
          </table:table-cell>
          <table:table-cell table:style-name="Table1.A1" office:value-type="string">
            <text:p text:style-name="Table_20_Contents">Returns the Unicode of the character at the specified index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jsref/jsref_concat_string.asp" text:style-name="Internet_20_link" text:visited-style-name="Visited_20_Internet_20_Link">concat()</text:a></text:p>
          </table:table-cell>
          <table:table-cell table:style-name="Table1.A1" office:value-type="string">
            <text:p text:style-name="Table_20_Contents">Joins two or more strings, and returns a new joined strings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jsref/jsref_fromcharcode.asp" text:style-name="Internet_20_link" text:visited-style-name="Visited_20_Internet_20_Link">fromCharCode()</text:a></text:p>
          </table:table-cell>
          <table:table-cell table:style-name="Table1.A1" office:value-type="string">
            <text:p text:style-name="Table_20_Contents">Converts Unicode values to characters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jsref/jsref_indexof.asp" text:style-name="Internet_20_link" text:visited-style-name="Visited_20_Internet_20_Link">indexOf()</text:a></text:p>
          </table:table-cell>
          <table:table-cell table:style-name="Table1.A1" office:value-type="string">
            <text:p text:style-name="Table_20_Contents">Returns the position of the first found occurrence of a specified value in a string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jsref/jsref_lastindexof.asp" text:style-name="Internet_20_link" text:visited-style-name="Visited_20_Internet_20_Link">lastIndexOf()</text:a></text:p>
          </table:table-cell>
          <table:table-cell table:style-name="Table1.A1" office:value-type="string">
            <text:p text:style-name="Table_20_Contents">Returns the position of the last found occurrence of a specified value in a string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jsref/jsref_localecompare.asp" text:style-name="Internet_20_link" text:visited-style-name="Visited_20_Internet_20_Link">localeCompare()</text:a></text:p>
          </table:table-cell>
          <table:table-cell table:style-name="Table1.A1" office:value-type="string">
            <text:p text:style-name="Table_20_Contents">Compares two strings in the current locale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jsref/jsref_match.asp" text:style-name="Internet_20_link" text:visited-style-name="Visited_20_Internet_20_Link">match()</text:a></text:p>
          </table:table-cell>
          <table:table-cell table:style-name="Table1.A1" office:value-type="string">
            <text:p text:style-name="Table_20_Contents">Searches a string for a match against a regular expression, and returns the matches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jsref/jsref_replace.asp" text:style-name="Internet_20_link" text:visited-style-name="Visited_20_Internet_20_Link">replace()</text:a></text:p>
          </table:table-cell>
          <table:table-cell table:style-name="Table1.A1" office:value-type="string">
            <text:p text:style-name="Table_20_Contents">Searches a string for a specified value, or a regular expression, and returns a new string where the specified values are replac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jsref/jsref_search.asp" text:style-name="Internet_20_link" text:visited-style-name="Visited_20_Internet_20_Link">search()</text:a></text:p>
          </table:table-cell>
          <table:table-cell table:style-name="Table1.A1" office:value-type="string">
            <text:p text:style-name="Table_20_Contents">Searches a string for a specified value, or regular expression, and returns the position of the match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jsref/jsref_slice_string.asp" text:style-name="Internet_20_link" text:visited-style-name="Visited_20_Internet_20_Link">slice()</text:a></text:p>
          </table:table-cell>
          <table:table-cell table:style-name="Table1.A1" office:value-type="string">
            <text:p text:style-name="Table_20_Contents">Extracts a part of a string and returns a new string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jsref/jsref_split.asp" text:style-name="Internet_20_link" text:visited-style-name="Visited_20_Internet_20_Link">split()</text:a></text:p>
          </table:table-cell>
          <table:table-cell table:style-name="Table1.A1" office:value-type="string">
            <text:p text:style-name="Table_20_Contents">Splits a string into an array of substrings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jsref/jsref_substr.asp" text:style-name="Internet_20_link" text:visited-style-name="Visited_20_Internet_20_Link">substr()</text:a></text:p>
          </table:table-cell>
          <table:table-cell table:style-name="Table1.A1" office:value-type="string">
            <text:p text:style-name="Table_20_Contents">Extracts the characters from a string, beginning at a specified start position, and through the specified number of character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jsref/jsref_substring.asp" text:style-name="Internet_20_link" text:visited-style-name="Visited_20_Internet_20_Link">substring()</text:a></text:p>
          </table:table-cell>
          <table:table-cell table:style-name="Table1.A1" office:value-type="string">
            <text:p text:style-name="Table_20_Contents">Extracts the characters from a string, between two specified indices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jsref/jsref_tolocalelowercase.asp" text:style-name="Internet_20_link" text:visited-style-name="Visited_20_Internet_20_Link">toLocaleLowerCase()</text:a></text:p>
          </table:table-cell>
          <table:table-cell table:style-name="Table1.A1" office:value-type="string">
            <text:p text:style-name="Table_20_Contents">Converts a string to lowercase letters, according to the host's locale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jsref/jsref_tolocaleuppercase.asp" text:style-name="Internet_20_link" text:visited-style-name="Visited_20_Internet_20_Link">toLocaleUpperCase()</text:a></text:p>
          </table:table-cell>
          <table:table-cell table:style-name="Table1.A1" office:value-type="string">
            <text:p text:style-name="Table_20_Contents">Converts a string to uppercase letters, according to the host's locale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jsref/jsref_tolowercase.asp" text:style-name="Internet_20_link" text:visited-style-name="Visited_20_Internet_20_Link">toLowerCase()</text:a></text:p>
          </table:table-cell>
          <table:table-cell table:style-name="Table1.A1" office:value-type="string">
            <text:p text:style-name="Table_20_Contents">Converts a string to lowercase letters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jsref/jsref_tostring_string.asp" text:style-name="Internet_20_link" text:visited-style-name="Visited_20_Internet_20_Link">toString()</text:a></text:p>
          </table:table-cell>
          <table:table-cell table:style-name="Table1.A1" office:value-type="string">
            <text:p text:style-name="Table_20_Contents">Returns the value of a String object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jsref/jsref_touppercase.asp" text:style-name="Internet_20_link" text:visited-style-name="Visited_20_Internet_20_Link">toUpperCase()</text:a></text:p>
          </table:table-cell>
          <table:table-cell table:style-name="Table1.A1" office:value-type="string">
            <text:p text:style-name="Table_20_Contents">Converts a string to uppercase letters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jsref/jsref_trim_string.asp" text:style-name="Internet_20_link" text:visited-style-name="Visited_20_Internet_20_Link">trim()</text:a></text:p>
          </table:table-cell>
          <table:table-cell table:style-name="Table1.A1" office:value-type="string">
            <text:p text:style-name="Table_20_Contents">Removes whitespace from both ends of a string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s.com/jsref/jsref_valueof_string.asp" text:style-name="Internet_20_link" text:visited-style-name="Visited_20_Internet_20_Link">valueOf()</text:a></text:p>
          </table:table-cell>
          <table:table-cell table:style-name="Table1.A1" office:value-type="string">
            <text:p text:style-name="Table_20_Contents">Returns the primitive value of a String object</text:p>
          </table:table-cell>
        </table:table-row>
      </table:table>
      <text:p text:style-name="Standard"/>
      <text:p text:style-name="Standard"/>
      <text:p text:style-name="Standard"/>
      <text:p text:style-name="P1">EXPRESIONES REGULARES DENTRO DE LA ETIQUETA INPUT</text:p>
      <text:p text:style-name="P1"/>
      <text:p text:style-name="Standard"/>
      <text:p text:style-name="Standard"/>
      <text:p text:style-name="Standard">&lt;input type="text" name="pueblo" pattern="[A-Za-z]{4-16}"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8:37:14.242000000</meta:creation-date>
    <dc:date>2015-11-02T18:42:35.717000000</dc:date>
    <meta:editing-duration>PT5M24S</meta:editing-duration>
    <meta:editing-cycles>1</meta:editing-cycles>
    <meta:document-statistic meta:table-count="1" meta:image-count="0" meta:object-count="0" meta:page-count="1" meta:paragraph-count="44" meta:word-count="261" meta:character-count="1694" meta:non-whitespace-character-count="1477"/>
    <meta:generator>LibreOffice/4.4.5.2$Windows_x86 LibreOffice_project/a22f674fd25a3b6f45bdebf25400ed2adff0ff99</meta:generator>
  </office:meta>
</office:document-meta>
</file>